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5pt" officeooo:rsid="0013c727" officeooo:paragraph-rsid="0013c727" style:font-size-asian="15pt" style:font-size-complex="15pt"/>
    </style:style>
    <style:style style:name="P2" style:family="paragraph" style:parent-style-name="Preformatted_20_Text">
      <style:paragraph-properties fo:text-align="start" style:justify-single-word="false"/>
      <style:text-properties fo:font-size="15pt" officeooo:rsid="0013c727" officeooo:paragraph-rsid="0013c727" style:font-size-asian="15pt" style:font-size-complex="15pt"/>
    </style:style>
    <style:style style:name="P3" style:family="paragraph" style:parent-style-name="Preformatted_20_Text">
      <style:paragraph-properties fo:text-align="start" style:justify-single-word="false"/>
      <style:text-properties fo:font-size="15pt" officeooo:rsid="0066139e" officeooo:paragraph-rsid="0066139e" style:font-size-asian="15pt" style:font-size-complex="15pt"/>
    </style:style>
    <style:style style:name="P4" style:family="paragraph" style:parent-style-name="Preformatted_20_Text">
      <style:paragraph-properties fo:text-align="start" style:justify-single-word="false"/>
      <style:text-properties fo:font-size="15pt" officeooo:rsid="008bf36d" officeooo:paragraph-rsid="008bf36d" style:font-size-asian="15pt" style:font-size-complex="15pt"/>
    </style:style>
    <style:style style:name="P5" style:family="paragraph" style:parent-style-name="Preformatted_20_Text">
      <style:paragraph-properties fo:text-align="start" style:justify-single-word="false"/>
      <style:text-properties fo:font-size="15pt" officeooo:rsid="0092f360" officeooo:paragraph-rsid="0092f360" style:font-size-asian="15pt" style:font-size-complex="15pt"/>
    </style:style>
    <style:style style:name="P6" style:family="paragraph" style:parent-style-name="Preformatted_20_Text">
      <style:paragraph-properties fo:text-align="start" style:justify-single-word="false"/>
      <style:text-properties fo:font-size="15pt" officeooo:rsid="00477b94" officeooo:paragraph-rsid="014d568d" style:font-size-asian="15pt" style:font-size-complex="15pt"/>
    </style:style>
    <style:style style:name="P7" style:family="paragraph" style:parent-style-name="Preformatted_20_Text">
      <style:paragraph-properties fo:text-align="start" style:justify-single-word="false"/>
      <style:text-properties fo:font-size="15pt" officeooo:rsid="00477b94" officeooo:paragraph-rsid="017dd4f5" style:font-size-asian="15pt" style:font-size-complex="15pt"/>
    </style:style>
    <style:style style:name="P8" style:family="paragraph" style:parent-style-name="Preformatted_20_Text">
      <style:paragraph-properties fo:text-align="start" style:justify-single-word="false"/>
      <style:text-properties fo:font-size="15pt" officeooo:rsid="0130ae34" officeooo:paragraph-rsid="0130ae34" style:font-size-asian="15pt" style:font-size-complex="15pt"/>
    </style:style>
    <style:style style:name="P9" style:family="paragraph" style:parent-style-name="Preformatted_20_Text">
      <style:paragraph-properties fo:text-align="start" style:justify-single-word="false"/>
      <style:text-properties fo:font-size="15pt" officeooo:rsid="0130ae34" officeooo:paragraph-rsid="020f03e2" style:font-size-asian="15pt" style:font-size-complex="15pt"/>
    </style:style>
    <style:style style:name="P10" style:family="paragraph" style:parent-style-name="Preformatted_20_Text">
      <style:paragraph-properties fo:text-align="start" style:justify-single-word="false"/>
      <style:text-properties fo:font-size="15pt" officeooo:rsid="0130ae34" officeooo:paragraph-rsid="02117a12" style:font-size-asian="15pt" style:font-size-complex="15pt"/>
    </style:style>
    <style:style style:name="P11" style:family="paragraph" style:parent-style-name="Preformatted_20_Text">
      <style:paragraph-properties fo:text-align="center" style:justify-single-word="false"/>
      <style:text-properties fo:font-size="15pt" officeooo:rsid="019fc070" officeooo:paragraph-rsid="019fc070" style:font-size-asian="15pt" style:font-size-complex="15pt"/>
    </style:style>
    <style:style style:name="P12" style:family="paragraph" style:parent-style-name="Preformatted_20_Text">
      <style:paragraph-properties fo:text-align="start" style:justify-single-word="false"/>
      <style:text-properties fo:font-size="15pt" officeooo:rsid="021c4c93" officeooo:paragraph-rsid="021c4c93" style:font-size-asian="15pt" style:font-size-complex="15pt"/>
    </style:style>
    <style:style style:name="P13" style:family="paragraph" style:parent-style-name="Preformatted_20_Text">
      <style:paragraph-properties fo:text-align="start" style:justify-single-word="false"/>
      <style:text-properties fo:font-size="15pt" officeooo:rsid="021e7800" officeooo:paragraph-rsid="021e7800" style:font-size-asian="15pt" style:font-size-complex="15pt"/>
    </style:style>
    <style:style style:name="P14" style:family="paragraph" style:parent-style-name="Preformatted_20_Text">
      <style:paragraph-properties fo:text-align="start" style:justify-single-word="false"/>
      <style:text-properties fo:font-size="15pt" style:text-underline-style="solid" style:text-underline-width="auto" style:text-underline-color="font-color" officeooo:rsid="0013c727" officeooo:paragraph-rsid="0013c727" style:font-size-asian="15pt" style:font-size-complex="15pt"/>
    </style:style>
    <style:style style:name="P15" style:family="paragraph" style:parent-style-name="Preformatted_20_Text">
      <style:paragraph-properties fo:text-align="start" style:justify-single-word="false"/>
      <style:text-properties fo:font-size="15pt" style:text-underline-style="solid" style:text-underline-width="auto" style:text-underline-color="font-color" officeooo:rsid="001eee2d" officeooo:paragraph-rsid="001eee2d" style:font-size-asian="15pt" style:font-size-complex="15pt"/>
    </style:style>
    <style:style style:name="P16" style:family="paragraph" style:parent-style-name="Preformatted_20_Text">
      <style:paragraph-properties fo:text-align="start" style:justify-single-word="false"/>
      <style:text-properties fo:font-size="15pt" style:text-underline-style="solid" style:text-underline-width="auto" style:text-underline-color="font-color" officeooo:rsid="002e69e6" officeooo:paragraph-rsid="002e69e6" style:font-size-asian="15pt" style:font-size-complex="15pt"/>
    </style:style>
    <style:style style:name="P17" style:family="paragraph" style:parent-style-name="Preformatted_20_Text">
      <style:paragraph-properties fo:text-align="start" style:justify-single-word="false"/>
      <style:text-properties fo:font-size="15pt" style:text-underline-style="solid" style:text-underline-width="auto" style:text-underline-color="font-color" officeooo:rsid="0079ac1c" officeooo:paragraph-rsid="0079ac1c" style:font-size-asian="15pt" style:font-size-complex="15pt"/>
    </style:style>
    <style:style style:name="P18" style:family="paragraph" style:parent-style-name="Preformatted_20_Text">
      <style:paragraph-properties fo:text-align="start" style:justify-single-word="false"/>
      <style:text-properties fo:font-size="15pt" style:text-underline-style="solid" style:text-underline-width="auto" style:text-underline-color="font-color" officeooo:rsid="0117c2ae" officeooo:paragraph-rsid="0117c2ae" style:font-size-asian="15pt" style:font-size-complex="15pt"/>
    </style:style>
    <style:style style:name="T1" style:family="text">
      <style:text-properties officeooo:rsid="01119871"/>
    </style:style>
    <style:style style:name="T2" style:family="text">
      <style:text-properties officeooo:rsid="01a7aa0a"/>
    </style:style>
    <style:style style:name="T3" style:family="text">
      <style:text-properties officeooo:rsid="01eda50b"/>
    </style:style>
    <style:style style:name="T4" style:family="text">
      <style:text-properties officeooo:rsid="01f3a446"/>
    </style:style>
    <style:style style:name="T5" style:family="text">
      <style:text-properties officeooo:rsid="01f6dfed"/>
    </style:style>
    <style:style style:name="T6" style:family="text">
      <style:text-properties officeooo:rsid="020b74aa"/>
    </style:style>
    <style:style style:name="T7" style:family="text">
      <style:text-properties officeooo:rsid="020c9de7"/>
    </style:style>
    <style:style style:name="T8" style:family="text">
      <style:text-properties officeooo:rsid="020e54c3"/>
    </style:style>
    <style:style style:name="T9" style:family="text">
      <style:text-properties officeooo:rsid="021ff0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EEEXtreme Türkiye Kampı: Gün <text:span text:style-name="T1">4</text:span></text:p>
      <text:p text:style-name="P11">KELDON (Kelime Dönüşümü)</text:p>
      <text:p text:style-name="P2"/>
      <text:p text:style-name="P14">Problem</text:p>
      <text:p text:style-name="P7"><text:tab/><text:span text:style-name="T2">Bu problemde size verilen kelimeleri kullanarak, başlangıç kelimesini bitiş kelimesine dönüştürmeniz beklenmektedir. Bu dönüşümü yaparken başlangıç kelimesinden başlayarak, her turda kelimenin sadece bir harfini değiştirebilirsiniz. Harfin değiştirilmesiyle oluşan kelimenin verilen listede olması gerekmektedir. Yani başlangıç kelimesinden başlayarak, kelimede bir harf değiştirerek liste üzerinden ilerleyip, bitiş kelimesine ulaşmak istiyoruz. Örneğin “necmi” kelimesi şu şekilde “naber” kelimesine dönüşebilir: “necmi”, “nacmi”, “nacmr”, “nabmr”, “naber”. Her kelime bir önceki kelimeden sadece bir harf farka sahiptir.</text:span></text:p>
      <text:p text:style-name="P7"><text:tab/><text:span text:style-name="T3">Size kullanabileceğiniz kelime sözlüğü ve başlangıç/bitiş kelimeleri ikilileri verildiğinde, her kelime ikilisi için minimum kaç adımda dönüşümün yapılabileceğini bulunuz.</text:span></text:p>
      <text:p text:style-name="P6"/>
      <text:p text:style-name="P17">Input</text:p>
      <text:p text:style-name="P2"><text:tab/><text:span text:style-name="T4">Input birden fazla testten oluşmaktadır. Inputun ilk satırı test sayısını verir.(N) Bu satırdan sonra bir adet boş satır bulunur. Ayrıca her testten sonra da bir boşluk bulunmaktadır.</text:span></text:p>
      <text:p text:style-name="P2"><text:tab/><text:span text:style-name="T5">Her test iki bölümden oluşur. İlk bölümde test için geçerli sözlük verilir. Sözlükte maksimum 200 kelime bulunur. Bütün kelimeler ingilizce latin alfabesindeki küçük harflerden oluşur. İlk bölümün sonu bir satır “*” verilmesiyle belli edilir. İkinci bölümde başlangıç/bitiş ikilileri verilir. Birden fazla kelime ikilisi verilebilir. Kelimeler arasında bir adet boşluk bulunur. Verilen kelime ikilileri arasında dönüşüm her testte kesin olacaktır. (Sözlük kullanılarak dönüşümün yapılamadığı durum olmayacaktır.) Başlangıç ve bitiş kelimeleri sözlükte bulunacaktır.</text:span></text:p>
      <text:p text:style-name="P2"/>
      <text:p text:style-name="P2"/>
      <text:p text:style-name="P2"/>
      <text:p text:style-name="P18"><text:soft-page-break/>Output</text:p>
      <text:p text:style-name="P8"><text:tab/><text:span text:style-name="T6">Outputta her testin outputundan sonra bir adet boş satır bırakılmalıdır. (Son test hariç)</text:span></text:p>
      <text:p text:style-name="P8"><text:tab/><text:span text:style-name="T7">Her testin outputu şu şekilde olmalıdır.</text:span></text:p>
      <text:p text:style-name="P8"><text:tab/><text:span text:style-name="T8">[başlangıç_1] [bitiş_1] [minimum_dönüşüm_1]</text:span></text:p>
      <text:p text:style-name="P9"><text:tab/><text:span text:style-name="T8">[başlangıç_2] [bitiş_2] [minimum_dönüşüm_2]</text:span></text:p>
      <text:p text:style-name="P10"><text:tab/><text:span text:style-name="T8">[başlangıç_3] [bitiş_3] [minimum_dönüşüm_3]</text:span></text:p>
      <text:p text:style-name="P8"><text:tab/>…</text:p>
      <text:p text:style-name="P8"/>
      <text:p text:style-name="P15">Örnek Input</text:p>
      <text:p text:style-name="P12">2</text:p>
      <text:p text:style-name="P12"/>
      <text:p text:style-name="P12">abcd</text:p>
      <text:p text:style-name="P12">abce</text:p>
      <text:p text:style-name="P12">abfe</text:p>
      <text:p text:style-name="P12">abff</text:p>
      <text:p text:style-name="P12">kbff</text:p>
      <text:p text:style-name="P12">kfff</text:p>
      <text:p text:style-name="P12">ffff</text:p>
      <text:p text:style-name="P12">*</text:p>
      <text:p text:style-name="P12">abcd ffff</text:p>
      <text:p text:style-name="P12">abff kbff</text:p>
      <text:p text:style-name="P12"/>
      <text:p text:style-name="P12">oukl</text:p>
      <text:p text:style-name="P12">naber</text:p>
      <text:p text:style-name="P12">necmi</text:p>
      <text:p text:style-name="P12">nasil</text:p>
      <text:p text:style-name="P12">gidiyor</text:p>
      <text:p text:style-name="P12">hehehe</text:p>
      <text:p text:style-name="P12">nacmi</text:p>
      <text:p text:style-name="P12">mi</text:p>
      <text:p text:style-name="P12">desek</text:p>
      <text:p text:style-name="P12">nacmr</text:p>
      <text:p text:style-name="P12">nabmr</text:p>
      <text:p text:style-name="P12">nabmrr</text:p>
      <text:p text:style-name="P12">naber</text:p>
      <text:p text:style-name="P12">*</text:p>
      <text:p text:style-name="P12">necmi naber</text:p>
      <text:p text:style-name="P12"/>
      <text:p text:style-name="P12"/>
      <text:p text:style-name="P12"/>
      <text:p text:style-name="P4"/>
      <text:p text:style-name="P15"><text:soft-page-break/>Örnek Output</text:p>
      <text:p text:style-name="P13">abcd ffff 6</text:p>
      <text:p text:style-name="P13">abff kbff 1</text:p>
      <text:p text:style-name="P13"/>
      <text:p text:style-name="P13">necmi naber 4</text:p>
      <text:p text:style-name="P13">// <text:span text:style-name="T9">boşluk satır yok</text:span></text:p>
      <text:p text:style-name="P3"/>
      <text:p text:style-name="P16">Time Limit</text:p>
      <text:p text:style-name="P5">C/C++/Java: 1 saniye, Python: 2 saniy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29T15:55:21.293793145</dc:date>
    <meta:editing-duration>PT3H12M13S</meta:editing-duration>
    <meta:editing-cycles>311</meta:editing-cycles>
    <meta:generator>LibreOffice/5.1.4.2$Linux_X86_64 LibreOffice_project/10m0$Build-2</meta:generator>
    <meta:document-statistic meta:table-count="0" meta:image-count="0" meta:object-count="0" meta:page-count="3" meta:paragraph-count="49" meta:word-count="282" meta:character-count="2134" meta:non-whitespace-character-count="1891"/>
  </office:meta>
</office:document-meta>
</file>